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Plugin.log( Core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PreferenceStore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ActiveWorkbenchWindo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Plugin.setContainerDecorator( IvyClasspathContainerDecorator containerDeco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ResourceString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Plugin.handleGet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propertyChange( PropertyChangeEvent ev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IvyPlugin.prefStoreChang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vyPlugin.getImageDescripto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adapt( Object object , Class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Plugin.getCons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PackageFragmentExtra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vyPlugin.get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IvyPlu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vyPlugin.log( int severity , String message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start( BundleContext context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IvyPlugin.stop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vyPlugin.getActiveP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Plugin.getActiveWorkbenchShe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Plugin.log( I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ContainerDeco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Plugin.getResourceBund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